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285" officeooo:paragraph-rsid="00042285"/>
    </style:style>
    <style:style style:name="P2" style:family="paragraph" style:parent-style-name="Standard">
      <style:text-properties officeooo:rsid="0004d598" officeooo:paragraph-rsid="0004d598"/>
    </style:style>
    <style:style style:name="P3" style:family="paragraph" style:parent-style-name="Standard">
      <style:text-properties fo:language="zxx" fo:country="none" officeooo:rsid="0003442a" officeooo:paragraph-rsid="0003442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37a28" officeooo:paragraph-rsid="00037a2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42285" officeooo:paragraph-rsid="00042285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8d68e" officeooo:paragraph-rsid="0008d68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a4f73" officeooo:paragraph-rsid="000a4f7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c2399" officeooo:paragraph-rsid="000c2399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c9a55" officeooo:paragraph-rsid="000c9a55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officeooo:rsid="000c9a55" officeooo:paragraph-rsid="000c9a55"/>
    </style:style>
    <style:style style:name="P11" style:family="paragraph" style:parent-style-name="Standard" style:list-style-name="L1">
      <style:text-properties officeooo:rsid="000e7d59" officeooo:paragraph-rsid="000e7d59"/>
    </style:style>
    <style:style style:name="P12" style:family="paragraph" style:parent-style-name="Standard" style:list-style-name="L1">
      <style:text-properties officeooo:rsid="0010f395" officeooo:paragraph-rsid="0010f395"/>
    </style:style>
    <style:style style:name="T1" style:family="text">
      <style:text-properties officeooo:rsid="00037a28"/>
    </style:style>
    <style:style style:name="T2" style:family="text">
      <style:text-properties officeooo:rsid="00042285"/>
    </style:style>
    <style:style style:name="T3" style:family="text">
      <style:text-properties officeooo:rsid="00078cff"/>
    </style:style>
    <style:style style:name="T4" style:family="text">
      <style:text-properties officeooo:rsid="0008d68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0c9a55" style:language-asian="zxx" style:country-asian="none" style:language-complex="zxx" style:country-complex="none"/>
    </style:style>
    <style:style style:name="T7" style:family="text">
      <style:text-properties fo:language="zxx" fo:country="none" officeooo:rsid="000e7d59" style:language-asian="zxx" style:country-asian="none" style:language-complex="zxx" style:country-complex="none"/>
    </style:style>
    <style:style style:name="T8" style:family="text">
      <style:text-properties officeooo:rsid="0009ba2b"/>
    </style:style>
    <style:style style:name="T9" style:family="text">
      <style:text-properties officeooo:rsid="000c9a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ão 4) </text:p>
      <text:p text:style-name="P3"/>
      <text:p text:style-name="P3">Nesta questão foi desenvolvido um modelo preditivo do tipo regressor que envolve o uso de uma rede neural ELM (Máquina de Aprendizado extremo, Extreme Learning Machine em inglês) cujos parametros de regularização foram definidos utilizando um algoritmo evolutivo. </text:p>
      <text:p text:style-name="P3"/>
      <text:p text:style-name="P3">Neste modelo os pesos relativos a camada intermediária foram definidos conforme métodos tradicionais, <text:span text:style-name="T1">ou seja, segundo uma distribuição probabilistica com média zero. Ja os pesos da camada saída foram ajustados através d</text:span>a regularização de Tikhonov para múltiplos parâmetros, dada na forma: <text:line-break/><text:line-break/>formula com somatorio.</text:p>
      <text:p text:style-name="P3"/>
      <text:p text:style-name="P4">Métodos que mesclam algoritmos genéticos e redes ELM já foram explorados de diversas formas na <text:span text:style-name="T4">l</text:span>iteratura, indo desde apenas preprocessar os dados de entrada do modelo preditivo até o ajuste completo de todos os parâmetros ajustáveis: pesos da camada intermediária, funções de ativação (e seus respectivos hiperparâmetros) e constantes de regularização. Neste trabalho apenas as constantes de regularização foram ajustadas, via evolução, por cumprir sua função didática, apresentar resultados razoáveis embora não competitivos com o estado da arte, e tornar os processos mais rápidos quando comparados ao ajuste completo da rede, tendo em vista os recursos computacionais disponíveis.</text:p>
      <text:p text:style-name="P3"/>
      <text:p text:style-name="P6">Abaixo está o pseudocodigo do programa</text:p>
      <text:p text:style-name="P3"/>
      <text:p text:style-name="P4">Pseudocodigo</text:p>
      <text:p text:style-name="P4"/>
      <text:p text:style-name="P4"/>
      <text:p text:style-name="P4">no tocante a parte evolutiva do programa, foram adotados as seguintes <text:span text:style-name="T2">definições</text:span>:</text:p>
      <text:p text:style-name="P4"/>
      <text:p text:style-name="P4"/>
      <text:p text:style-name="P4">--<text:span text:style-name="T3">&gt; Cada individuo é representado por um vetor de tamanho X de valores reais onde cada um dos valores representa um dos parametros "lambda"i.</text:span></text:p>
      <text:p text:style-name="P4"/>
      <text:p text:style-name="P4"/>
      <text:p text:style-name="P5">→ População inicial</text:p>
      <text:p text:style-name="P5"/>
      <text:p text:style-name="P5">A população <text:span text:style-name="T3">inicial foi gerada escolhendo-se para cada elemento do vetor aleatoriamente segundo dentro intervalo [-Y Y]. </text:span></text:p>
      <text:p text:style-name="P4"/>
      <text:p text:style-name="P4">Operador de crossover</text:p>
      <text:p text:style-name="P4"/>
      <text:p text:style-name="P8">O operador de crossover consiste em uma simples troca de valores, de <text:span text:style-name="T9">tamanho determinado aleatoriamente,</text:span> no vetor genico entre 2 individuos.</text:p>
      <text:p text:style-name="P4"/>
      <text:p text:style-name="P4">Operador de mutação</text:p>
      <text:p text:style-name="P6"/>
      <text:p text:style-name="P6">o operador de mutacao proposto varia <text:span text:style-name="T8">os parametros de individuos previamente selecionados segundo uma distribuicao gaussiana padrao multiplicada por um fator que depende diretamente da geracao atual e de valores previamente determinados.</text:span></text:p>
      <text:p text:style-name="P4"/>
      <text:p text:style-name="P4"/>
      <text:p text:style-name="P4"><text:soft-page-break/>função de fitness</text:p>
      <text:p text:style-name="P7">o fitness de cada individuo é determinado pela erro quadratico médio para os conjunto de validacao da rede neural regularizada com o valores do vetor que compoe o gene.</text:p>
      <text:p text:style-name="P7"/>
      <text:p text:style-name="P4"/>
      <text:p text:style-name="P5">operador de seleção</text:p>
      <text:p text:style-name="P7">o operador escolhido foi o de rank, onde cada individuo possui uma probabilidade de ser selecionado segundo sua posicao no vetor de "fitness" apos o mesmo ser ordenado por ordem crescente.</text:p>
      <text:p text:style-name="P5"/>
      <text:p text:style-name="P4"/>
      <text:p text:style-name="P5">parametros do alg e como chegou</text:p>
      <text:p text:style-name="P9">diversos parametros neste método precisam ser ajustados e, em sua maioria, eles foram determinados empiricamente. Sao esses:</text:p>
      <text:p text:style-name="P9"/>
      <text:list xml:id="list5930370519106716000" text:style-name="L1">
        <text:list-item>
          <text:p text:style-name="P10"><text:span text:style-name="T5">condicoes de contorno para valores máximos e minimos dos parâmetros: Y e -Y</text:span></text:p>
        </text:list-item>
        <text:list-item>
          <text:p text:style-name="P10"><text:span text:style-name="T5">numero máximo </text:span><text:span text:style-name="T7">de geracoes: Y</text:span></text:p>
        </text:list-item>
        <text:list-item>
          <text:p text:style-name="P11"><text:span text:style-name="T5">tamanho da populacao: Y</text:span></text:p>
        </text:list-item>
        <text:list-item>
          <text:p text:style-name="P12"><text:span text:style-name="T5">fracao da populacao escolhida para reproducao</text:span></text:p>
        </text:list-item>
        <text:list-item>
          <text:p text:style-name="P12"><text:span text:style-name="T5">fracao da populacao escolhida pra mutacao</text:span></text:p>
        </text:list-item>
        <text:list-item>
          <text:p text:style-name="P12"><text:span text:style-name="T5">numero de neuronios na camada intermediaria</text:span></text:p>
        </text:list-item>
        <text:list-item>
          <text:p text:style-name="P12"><text:span text:style-name="T5"/></text:p>
        </text:list-item>
      </text:list>
      <text:p text:style-name="P5"/>
      <text:p text:style-name="P5"/>
      <text:p text:style-name="P5">criterio de parada</text:p>
      <text:p text:style-name="P5"/>
      <text:p text:style-name="P5">graficos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2">nh50 P100 G30</text:p>
      <text:p text:style-name="P2"/>
      <text:p text:style-name="P2"/>
      <text:p text:style-name="P2">Final mean squared error (training) = 0.0795721302778</text:p>
      <text:p text:style-name="P2">Final mean squared error (validation) = 0.0833174151245</text:p>
      <text:p text:style-name="P2">tempo total:186.224</text:p>
      <text:p text:style-name="P2">Fold = 2</text:p>
      <text:p text:style-name="P2">Number of input-output patterns (training) = 1147</text:p>
      <text:p text:style-name="P2">Number of input-output patterns (validation) = 287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<text:soft-page-break/>Final mean squared error (training) = 0.0800411045357</text:p>
      <text:p text:style-name="P2">Final mean squared error (validation) = 0.0820886482134</text:p>
      <text:p text:style-name="P2">tempo total:185.32</text:p>
      <text:p text:style-name="P2">Fold = 3</text:p>
      <text:p text:style-name="P2">Number of input-output patterns (training) = 1147</text:p>
      <text:p text:style-name="P2">Number of input-output patterns (validation) = 287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Final mean squared error (training) = 0.0812634074775</text:p>
      <text:p text:style-name="P2">Final mean squared error (validation) = 0.0798830513254</text:p>
      <text:p text:style-name="P2">tempo total:198.192</text:p>
      <text:p text:style-name="P2">Fold = 4</text:p>
      <text:p text:style-name="P2">Number of input-output patterns (training) = 1147</text:p>
      <text:p text:style-name="P2">Number of input-output patterns (validation) = 287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Final mean squared error (training) = 0.0805273315758</text:p>
      <text:p text:style-name="P2">Final mean squared error (validation) = 0.0829208788583</text:p>
      <text:p text:style-name="P2">tempo total:194.56</text:p>
      <text:p text:style-name="P2">Fold = 5</text:p>
      <text:p text:style-name="P2">Number of input-output patterns (training) = 1148</text:p>
      <text:p text:style-name="P2">Number of input-output patterns (validation) = 286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Final mean squared error (training) = 0.083408666777</text:p>
      <text:p text:style-name="P2">Final mean squared error (validation) = 0.0778116565964</text:p>
      <text:p text:style-name="P2">tempo total:202.048</text:p>
      <text:p text:style-name="P2">tempo total:966.416</text:p>
      <text:p text:style-name="P2">&gt;&gt;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59:42.887957431</meta:creation-date>
    <dc:date>2017-10-10T09:50:45.669999447</dc:date>
    <meta:editing-duration>PT11H56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751" meta:character-count="5103" meta:non-whitespace-character-count="4373"/>
  </office:meta>
</office:document-meta>
</file>